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se nba;</text:p>
      <text:p text:style-name="Standard"/>
      <text:p text:style-name="Standard">-- 1 Obtener los tapones por partido de los jugadores de los Spurs en la temporada 2005/2006.</text:p>
      <text:p text:style-name="Standard">select tapones_por_partido, nombre from estadisticas join jugadores on jugador = codigo </text:p>
      <text:p text:style-name="Standard"><text:tab/>where nombre in (select nombre from jugadores where nombre_equipo = 'spurs') and temporada = '05/06';</text:p>
      <text:p text:style-name="Standard">-- tapones totales del equipo</text:p>
      <text:p text:style-name="Standard">select sum(tapones_por_partido) from estadisticas join jugadores on jugador = codigo </text:p>
      <text:p text:style-name="Standard"><text:tab/>where nombre_equipo = 'Spurs' and temporada = '05/06';</text:p>
      <text:p text:style-name="Standard"><text:s text:c="4"/></text:p>
      <text:p text:style-name="Standard">-- <text:s text:c="7"/>a. Mostrar solo los nombres que tengan como tercera letra la t</text:p>
      <text:p text:style-name="Standard"/>
      <text:p text:style-name="Standard">select tapones_por_partido, nombre from estadisticas join jugadores on jugador = codigo </text:p>
      <text:p text:style-name="Standard"><text:tab/>where nombre in (select nombre from jugadores where nombre_equipo = 'spurs') and temporada = '05/06' and nombre like '__t%';</text:p>
      <text:p text:style-name="Standard"><text:s text:c="4"/></text:p>
      <text:p text:style-name="Standard">-- <text:s text:c="7"/>b. Mostrar el nombre de cada jugador, el equipo y su promedio. promedio supongo que es puntos por partido</text:p>
      <text:p text:style-name="Standard"/>
      <text:p text:style-name="Standard">select tapones_por_partido, nombre, nombre_equipo from estadisticas join jugadores on jugador = codigo </text:p>
      <text:p text:style-name="Standard"><text:tab/>where nombre in (select nombre from jugadores where nombre_equipo = 'spurs') and temporada = '05/06';</text:p>
      <text:p text:style-name="Standard"/>
      <text:p text:style-name="Standard">-- <text:s text:c="7"/>c. Ordenar de mayor a menor media.</text:p>
      <text:p text:style-name="Standard"/>
      <text:p text:style-name="Standard">select tapones_por_partido, nombre, nombre_equipo from estadisticas join jugadores on jugador = codigo </text:p>
      <text:p text:style-name="Standard"><text:tab/>where nombre in (select nombre from jugadores where nombre_equipo = 'spurs') and temporada = '05/06' order by tapones_por_partido desc;</text:p>
      <text:p text:style-name="Standard"/>
      <text:p text:style-name="Standard">-- 2 Obtener la temporada o las temporadas en la que tuvo la mayor anotación como local el equipo donde juega Pau Gasol. Mostrar la temporada, el nombre del equipo la puntuación, la conferencia y la división.</text:p>
      <text:p text:style-name="Standard"/>
      <text:p text:style-name="Standard">select partidos.temporada, equipos.nombre, equipos.Conferencia, equipos.division from partidos join equipos on partidos.equipo_local = equipos.Nombre </text:p>
      <text:p text:style-name="Standard"><text:tab/>where equipos.nombre in (select nombre_equipo from jugadores where nombre = 'pau gasol') </text:p>
      <text:p text:style-name="Standard"><text:s text:c="4"/>group by partidos.temporada, equipos.nombre order by sum(partidos.puntos_local) desc limit 1;</text:p>
      <text:p text:style-name="Standard"/>
      <text:p text:style-name="Standard">-- 3 Obtener el nombre del máximo taponeador de los Lakers en las temporada 2005/2006. Mostrar Nombre y media de rebotes</text:p>
      <text:p text:style-name="Standard"/>
      <text:p text:style-name="Standard">select jugadores.nombre, estadisticas.rebotes_por_partido from estadisticas inner join jugadores on jugadores.nombre = estadisticas.jugador </text:p>
      <text:p text:style-name="Standard"><text:tab/>where nombre_equipo = "Lakers" and temporada = "05/06" order by rebotes_por_partido desc limit 1; -- no funciona y no tengo ni idea de porque, el codigo esta bie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8T19:23:16.459000000</meta:creation-date>
    <dc:date>2024-03-08T19:23:18.408000000</dc:date>
    <meta:editing-duration>PT2S</meta:editing-duration>
    <meta:editing-cycles>1</meta:editing-cycles>
    <meta:document-statistic meta:table-count="0" meta:image-count="0" meta:object-count="0" meta:page-count="1" meta:paragraph-count="25" meta:word-count="330" meta:character-count="2324" meta:non-whitespace-character-count="1969"/>
    <meta:generator>LibreOffice/7.6.4.1$Windows_X86_64 LibreOffice_project/e19e193f88cd6c0525a17fb7a176ed8e6a3e2aa1</meta:generator>
  </office:meta>
</office:document-meta>
</file>